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4000000119FB5C7DA0.png"/>
  <manifest:file-entry manifest:media-type="image/png" manifest:full-path="Pictures/10000000000001260000011D95F6F8A4.png"/>
  <manifest:file-entry manifest:media-type="image/png" manifest:full-path="Pictures/10000000000000200000002000309F1C.png"/>
  <manifest:file-entry manifest:media-type="image/png" manifest:full-path="Pictures/1000000000000140000001197213B1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0cm"/>
    </style:style>
    <style:style style:name="gr3" style:family="graphic" style:parent-style-name="standard">
      <style:graphic-properties draw:fill="solid" draw:fill-color="#004e7e"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svg:stroke-color="#004e7e" draw:marker-start-width="0.276cm" draw:marker-end-width="0.276cm" draw:fill="none" draw:fill-color="#ff303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7.233cm"/>
    </style:style>
    <style:style style:name="gr6" style:family="graphic" style:parent-style-name="standard">
      <style:graphic-properties draw:stroke="solid" svg:stroke-color="#008080" draw:fill="solid" draw:fill-color="#008080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8080" draw:marker-start-width="0.276cm" draw:marker-end-width="0.276cm" draw:fill="none" draw:fill-color="#ff303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4e7e" fo:font-family="Garuda" style:font-pitch="variable" fo:font-weight="bold" style:font-weight-asian="bold" style:font-weight-complex="bold" style:font-relief="embossed"/>
    </style:style>
    <style:style style:name="P3" style:family="paragraph">
      <style:text-properties fo:color="#004e7e" fo:font-family="Garuda" style:font-pitch="variable" fo:font-size="54pt" fo:font-weight="bold" style:font-size-asian="54pt" style:font-weight-asian="bold" style:font-size-complex="54pt" style:font-weight-complex="bold" style:font-relief="embossed"/>
    </style:style>
    <style:style style:name="P4" style:family="paragraph">
      <style:text-properties fo:color="#ffffff" fo:font-family="Garuda" style:font-pitch="variable" fo:font-weight="bold" style:font-weight-asian="bold" style:font-weight-complex="bold" style:font-relief="embossed"/>
    </style:style>
    <style:style style:name="P5" style:family="paragraph">
      <style:text-properties fo:color="#ffffff" fo:font-family="Garuda" style:font-pitch="variable" fo:font-size="54pt" fo:font-weight="bold" style:font-size-asian="54pt" style:font-weight-asian="bold" style:font-size-complex="54pt" style:font-weight-complex="bold" style:font-relief="embossed"/>
    </style:style>
    <style:style style:name="P6" style:family="paragraph">
      <style:text-properties fo:color="#004e7e" fo:font-family="'WenQuanYi Micro Hei'" style:font-pitch="variable" fo:font-weight="bold" style:font-weight-asian="bold" style:font-weight-complex="bold" style:font-relief="embossed"/>
    </style:style>
    <style:style style:name="P7" style:family="paragraph">
      <style:text-properties fo:color="#004e7e" fo:font-family="'WenQuanYi Micro Hei'" style:font-pitch="variable" fo:font-size="54pt" fo:font-weight="bold" style:font-size-asian="54pt" style:font-weight-asian="bold" style:font-size-complex="54pt" style:font-weight-complex="bold" style:font-relief="embossed"/>
    </style:style>
    <style:style style:name="P8" style:family="paragraph">
      <style:text-properties fo:color="#008080" fo:font-family="Garuda" style:font-pitch="variable" fo:font-weight="bold" style:font-weight-asian="bold" style:font-weight-complex="bold" style:font-relief="engraved"/>
    </style:style>
    <style:style style:name="P9" style:family="paragraph">
      <style:text-properties fo:color="#008080" fo:font-family="Garuda" style:font-pitch="variable" fo:font-size="54pt" fo:font-weight="bold" style:font-size-asian="54pt" style:font-weight-asian="bold" style:font-size-complex="54pt" style:font-weight-complex="bold" style:font-relief="engraved"/>
    </style:style>
    <style:style style:name="P10" style:family="paragraph">
      <style:text-properties fo:color="#008080" fo:font-family="Garuda" style:font-pitch="variable" fo:font-weight="bold" style:font-weight-asian="bold" style:font-weight-complex="bold" style:font-relief="embossed"/>
    </style:style>
    <style:style style:name="P11" style:family="paragraph">
      <style:text-properties fo:color="#008080" fo:font-family="Garuda" style:font-pitch="variable" fo:font-size="54pt" fo:font-weight="bold" style:font-size-asian="54pt" style:font-weight-asian="bold" style:font-size-complex="54pt" style:font-weight-complex="bold" style:font-relief="embossed"/>
    </style:style>
    <style:style style:name="T1" style:family="text">
      <style:text-properties fo:color="#004e7e" fo:font-family="Garuda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4e7e" fo:font-family="Garuda" style:font-pitch="variable" fo:font-size="6pt" fo:font-weight="bold" style:font-size-asian="6pt" style:font-weight-asian="bold" style:font-size-complex="6pt" style:font-weight-complex="bold"/>
    </style:style>
    <style:style style:name="T3" style:family="text">
      <style:text-properties fo:color="#ffffff" fo:font-family="Garuda" style:font-pitch="variable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ffffff" fo:font-family="Garuda" style:font-pitch="variable" fo:font-size="54pt" fo:font-weight="bold" style:font-size-asian="54pt" style:font-weight-asian="bold" style:font-size-complex="54pt" style:font-weight-complex="bold"/>
    </style:style>
    <style:style style:name="T5" style:family="text">
      <style:text-properties fo:color="#004e7e" fo:font-family="'WenQuanYi Micro Hei'" style:font-pitch="variable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004e7e" fo:font-family="'WenQuanYi Micro Hei'" style:font-pitch="variable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008080" fo:font-family="Garuda" style:font-pitch="variable" fo:font-size="54pt" fo:font-weight="bold" style:font-size-asian="54pt" style:font-weight-asian="bold" style:font-size-complex="54pt" style:font-weight-complex="bold"/>
    </style:style>
    <style:style style:name="T8" style:family="text">
      <style:text-properties fo:color="#008080" fo:font-family="Garuda" style:font-pitch="variable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2.788cm" svg:x="10.525cm" svg:y="-4.715cm">
          <draw:image xlink:href="Pictures/1000000000000140000001197213B1CF.png" xlink:type="simple" xlink:show="embed" xlink:actuate="onLoad">
            <text:p/>
          </draw:image>
        </draw:frame>
        <draw:g>
          <draw:frame draw:style-name="gr1" draw:text-style-name="P1" draw:layer="layout" svg:width="3.175cm" svg:height="2.788cm" svg:x="3.381cm" svg:y="7.07cm">
            <draw:image xlink:href="Pictures/1000000000000140000001197213B1CF.png" xlink:type="simple" xlink:show="embed" xlink:actuate="onLoad">
              <text:p/>
            </draw:image>
          </draw:frame>
          <draw:frame draw:style-name="gr2" draw:text-style-name="P3" draw:layer="layout" svg:width="5.028cm" svg:height="3.824cm" svg:x="2.455cm" svg:y="7.087cm">
            <draw:text-box>
              <text:p text:style-name="P2"><text:span text:style-name="T1">TA</text:span><text:span text:style-name="T2"> </text:span><text:span text:style-name="T1">TU</text:span></text:p>
            </draw:text-box>
          </draw:frame>
        </draw:g>
        <draw:g>
          <draw:custom-shape draw:style-name="gr3" draw:text-style-name="P1" draw:layer="layout" svg:width="2.34cm" svg:height="1.905cm" svg:x="6.27cm" svg:y="3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6.35cm" svg:height="1.905cm" svg:x="2.27cm" svg:y="3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5" draw:layer="layout" svg:width="5.028cm" svg:height="3.824cm" svg:x="3.782cm" svg:y="2.256cm">
            <draw:text-box>
              <text:p text:style-name="P4"><text:span text:style-name="T1">TA</text:span><text:span text:style-name="T3"> </text:span><text:span text:style-name="T4">TU</text:span></text:p>
            </draw:text-box>
          </draw:frame>
          <draw:frame draw:style-name="gr1" draw:text-style-name="P1" draw:layer="layout" svg:width="1.446cm" svg:height="1.27cm" svg:x="2.519cm" svg:y="3.491cm">
            <draw:image xlink:href="Pictures/100000000000014000000119FB5C7DA0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153cm" svg:height="3.057cm" svg:x="3.211cm" svg:y="11.016cm">
            <draw:image xlink:href="Pictures/10000000000001260000011D95F6F8A4.png" xlink:type="simple" xlink:show="embed" xlink:actuate="onLoad">
              <text:p/>
            </draw:image>
          </draw:frame>
          <draw:frame draw:style-name="gr2" draw:text-style-name="P7" draw:layer="layout" svg:width="5.688cm" svg:height="2.891cm" svg:x="2.255cm" svg:y="11.987cm">
            <draw:text-box>
              <text:p text:style-name="P6"><text:span text:style-name="T5">TA</text:span><text:span text:style-name="T6"> </text:span><text:span text:style-name="T5">TU</text:span></text:p>
            </draw:text-box>
          </draw:frame>
        </draw:g>
        <draw:g>
          <draw:frame draw:style-name="gr1" draw:text-style-name="P1" draw:layer="layout" svg:width="3.153cm" svg:height="3.057cm" svg:x="3.651cm" svg:y="15.544cm">
            <draw:image xlink:href="Pictures/10000000000001260000011D95F6F8A4.png" xlink:type="simple" xlink:show="embed" xlink:actuate="onLoad">
              <text:p/>
            </draw:image>
          </draw:frame>
          <draw:frame draw:style-name="gr2" draw:text-style-name="P9" draw:layer="layout" svg:width="5.028cm" svg:height="3.824cm" svg:x="2.868cm" svg:y="15.582cm">
            <draw:text-box>
              <text:p text:style-name="P8"><text:span text:style-name="T7">TA</text:span><text:span text:style-name="T8"> </text:span><text:span text:style-name="T7">TU</text:span></text:p>
            </draw:text-box>
          </draw:frame>
        </draw:g>
        <draw:g>
          <draw:frame draw:style-name="gr1" draw:text-style-name="P1" draw:layer="layout" svg:width="3.153cm" svg:height="3.057cm" svg:x="2.668cm" svg:y="20.676cm">
            <draw:image xlink:href="Pictures/10000000000001260000011D95F6F8A4.png" xlink:type="simple" xlink:show="embed" xlink:actuate="onLoad">
              <text:p/>
            </draw:image>
          </draw:frame>
          <draw:frame draw:style-name="gr5" draw:text-style-name="P9" draw:layer="layout" svg:width="5.028cm" svg:height="3.824cm" svg:x="1.92cm" svg:y="21.162cm">
            <draw:text-box>
              <text:p text:style-name="P8"><text:span text:style-name="T7">TA</text:span><text:span text:style-name="T8"> </text:span><text:span text:style-name="T7">TU</text:span></text:p>
            </draw:text-box>
          </draw:frame>
        </draw:g>
        <draw:frame draw:style-name="gr2" draw:text-style-name="P11" draw:layer="layout" svg:width="2.712cm" svg:height="3.824cm" svg:x="1.832cm" svg:y="23.742cm">
          <draw:text-box>
            <text:p text:style-name="P10"><text:span text:style-name="T7">TA</text:span></text:p>
          </draw:text-box>
        </draw:frame>
        <draw:g>
          <draw:frame draw:style-name="gr1" draw:text-style-name="P1" draw:layer="layout" svg:width="1.843cm" svg:height="1.787cm" svg:x="4.225cm" svg:y="24.761cm">
            <draw:image xlink:href="Pictures/10000000000001260000011D95F6F8A4.png" xlink:type="simple" xlink:show="embed" xlink:actuate="onLoad">
              <text:p/>
            </draw:image>
          </draw:frame>
          <draw:custom-shape draw:style-name="gr6" draw:text-style-name="P1" draw:layer="layout" svg:width="2.286cm" svg:height="1.905cm" svg:x="6.111cm" svg:y="24.6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6.35cm" svg:height="1.905cm" svg:x="2.055cm" svg:y="24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5" draw:layer="layout" svg:width="2.746cm" svg:height="3.824cm" svg:x="5.874cm" svg:y="23.742cm">
          <draw:text-box>
            <text:p text:style-name="P4"><text:span text:style-name="T4">T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engrav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ivek </meta:initial-creator>
    <meta:creation-date>2012-03-22T10:09:03</meta:creation-date>
    <dc:date>2012-03-22T15:54:14</dc:date>
    <dc:creator>vivek </dc:creator>
    <meta:editing-duration>PT01H44M28S</meta:editing-duration>
    <meta:editing-cycles>11</meta:editing-cycles>
    <meta:generator>OpenOffice.org/3.2$Unix OpenOffice.org_project/320m12$Build-9483</meta:generator>
    <meta:document-statistic meta:object-count="24"/>
  </office:meta>
</office:document-meta>
</file>